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799" officeooo:paragraph-rsid="00099799"/>
    </style:style>
    <style:style style:name="T1" style:family="text">
      <style:text-properties officeooo:rsid="0009a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rmadillidium frontetriangulum "Korfu"</text:p>
      <text:p text:style-name="P1">Temp: 18° - 22°</text:p>
      <text:p text:style-name="P1">Wert: <text:span text:style-name="T1">1,30€ - </text:span>2€</text:p>
      <text:p text:style-name="P1"/>
      <text:p text:style-name="P1">Name: Armadillidium vulgare "Magic Potion"</text:p>
      <text:p text:style-name="P1">Temp: 18° - 24°</text:p>
      <text:p text:style-name="P1">Wert: <text:span text:style-name="T1">1,60€ - 1,80€</text:span></text:p>
      <text:p text:style-name="P1"/>
      <text:p text:style-name="P1">Name: Porcellionides pruinosus "Kubanische Asseln" (Orange)</text:p>
      <text:p text:style-name="P1">Temp: 23° - 26°</text:p>
      <text:p text:style-name="P1">Wert: 0,10€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5T17:03:01.468000000</meta:creation-date>
    <dc:date>2023-02-15T17:17:11.259000000</dc:date>
    <meta:editing-duration>PT3M48S</meta:editing-duration>
    <meta:editing-cycles>1</meta:editing-cycles>
    <meta:document-statistic meta:table-count="0" meta:image-count="0" meta:object-count="0" meta:page-count="1" meta:paragraph-count="9" meta:word-count="37" meta:character-count="236" meta:non-whitespace-character-count="208"/>
    <meta:generator>LibreOffice/7.0.3.1$Windows_X86_64 LibreOffice_project/d7547858d014d4cf69878db179d326fc3483e082</meta:generator>
  </office:meta>
</office:document-meta>
</file>